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style:contextual-spacing="false" fo:line-height="150%" fo:text-align="center" style:justify-single-word="false"/>
      <style:text-properties style:font-name="Arial1" fo:font-size="12pt" officeooo:rsid="000e45d6" officeooo:paragraph-rsid="000e45d6" style:font-size-asian="12pt" style:font-size-complex="12pt"/>
    </style:style>
    <style:style style:name="P2" style:family="paragraph" style:parent-style-name="Preformatted_20_Text">
      <style:paragraph-properties fo:margin-top="0.101cm" fo:margin-bottom="0.101cm" style:contextual-spacing="false" fo:line-height="150%" fo:text-align="start" style:justify-single-word="false"/>
      <style:text-properties style:font-name="Arial1" fo:font-size="12pt" officeooo:rsid="000e45d6" officeooo:paragraph-rsid="000e45d6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Arial1" fo:font-size="12pt" fo:font-weight="bold" officeooo:rsid="000e45d6" officeooo:paragraph-rsid="000e45d6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Arial1" fo:font-size="12pt" fo:font-weight="bold" officeooo:rsid="000e45d6" officeooo:paragraph-rsid="000e45d6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.101cm" fo:margin-bottom="0.101cm" style:contextual-spacing="false" fo:line-height="150%" fo:text-align="center" style:justify-single-word="false"/>
      <style:text-properties style:font-name="Arial1" fo:font-size="12pt" fo:font-weight="bold" officeooo:rsid="000e45d6" officeooo:paragraph-rsid="000e45d6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.101cm" fo:margin-bottom="0.101cm" style:contextual-spacing="false" fo:line-height="150%" fo:text-align="start" style:justify-single-word="false"/>
      <style:text-properties style:font-name="Arial1" fo:font-size="12pt" fo:font-weight="bold" officeooo:rsid="000e45d6" officeooo:paragraph-rsid="000e45d6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.101cm" fo:margin-bottom="0.101cm" style:contextual-spacing="false" fo:line-height="150%" fo:text-align="justify" style:justify-single-word="false"/>
      <style:text-properties style:font-name="Arial1" fo:font-size="12pt" fo:font-weight="bold" officeooo:rsid="000e45d6" officeooo:paragraph-rsid="000e45d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s Operacionais - Atividade</text:p>
      <text:p text:style-name="P1"/>
      <text:p text:style-name="P2"><text:span text:style-name="T1">Aluno:</text:span> Levi Maciel de Souza</text:p>
      <text:p text:style-name="P2"/>
      <text:p text:style-name="P5">Porque programas multi-thread podem tornar a execução mais eficiente?</text:p>
      <text:p text:style-name="P6"/>
      <text:p text:style-name="P7"><text:tab/><text:span text:style-name="T2">O uso de múltiplas threads em um programa pode torná-lo mais eficiente, pois cada thread será uma nova unidade de processamento para determinado processo, aproveitando melhor os núcleos que a CPU dispõe. No caso do programa feito, se eu tenho uma máquina e rodo o programa por uma única thread, ele terá somente um único fluxo de processamento, verificando número por número se é par ou ímpar. Porém, se eu crio uma thread para cada número, isso significa que estarei usando todos os núcleos e todas as threads do computador para assim poder ter mais eficiência no processamento. 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17:59:04.712000000</dc:date>
    <meta:editing-duration>PT14M34S</meta:editing-duration>
    <meta:editing-cycles>1</meta:editing-cycles>
    <meta:document-statistic meta:table-count="0" meta:image-count="0" meta:object-count="0" meta:page-count="1" meta:paragraph-count="4" meta:word-count="116" meta:character-count="710" meta:non-whitespace-character-count="596"/>
    <meta:generator>LibreOffice/7.5.2.2$Windows_X86_64 LibreOffice_project/53bb9681a964705cf672590721dbc85eb4d0c3a2</meta:generator>
  </office:meta>
</office:document-meta>
</file>